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16mm"/>
    </style:style>
    <style:style style:name="co2" style:family="table-column">
      <style:table-column-properties fo:break-before="auto" style:column-width="161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/>
    <style:style style:name="ce5" style:family="table-cell" style:parent-style-name="Default" style:data-style-name="N10000">
      <style:text-properties style:font-name="Liberation Sans"/>
    </style:style>
    <style:style style:name="ce6" style:family="table-cell" style:parent-style-name="Default" style:data-style-name="N10000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10061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10061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number-columns-repeated="3" table:default-cell-style-name="ce4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event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ing on 1fb-1</text:p>
          </table:table-cell>
          <table:table-cell office:value-type="string" calcext:value-type="string">
            <text:p>boosted_dataset</text:p>
          </table:table-cell>
          <table:table-cell office:value-type="string" calcext:value-type="string">
            <text:p>globalTag</text:p>
          </table:table-cell>
          <table:table-cell office:value-type="string" calcext:value-type="string">
            <text:p>isData</text:p>
          </table:table-cell>
          <table:table-cell office:value-type="string" calcext:value-type="string">
            <text:p>generator</text:p>
          </table:table-cell>
        </table:table-row>
        <table:table-row table:style-name="ro1">
          <table:table-cell office:value-type="string" calcext:value-type="string">
            <text:p>MC_QCD_100_200</text:p>
          </table:table-cell>
          <table:table-cell office:value-type="string" calcext:value-type="string">
            <text:p>/QCD_HT100to200_TuneCUETP8M1_13TeV-madgraphMLM-pythia8/RunIISummer16MiniAODv2-PUMoriond17_80X_mcRun2_asymptotic_2016_TrancheIV_v6-v1/MINIAODSIM</text:p>
          </table:table-cell>
          <table:table-cell table:style-name="ce3" office:value-type="float" office:value="80684349" calcext:value-type="float">
            <text:p>80684349</text:p>
          </table:table-cell>
          <table:table-cell table:style-name="ce5" office:value-type="float" office:value="27480000" calcext:value-type="float">
            <text:p>27480000</text:p>
          </table:table-cell>
          <table:table-cell table:formula="of:=1/[.C2]" office:value-type="float" office:value="0.0000000123939774242958" calcext:value-type="float">
            <text:p>1.23939774242958E-08</text:p>
          </table:table-cell>
          <table:table-cell table:formula="of:=1000*[.D2]/[.C2]" office:value-type="float" office:value="340.586499619647" calcext:value-type="float">
            <text:p>340.586499619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C_QCD_200_300</text:p>
          </table:table-cell>
          <table:table-cell office:value-type="string" calcext:value-type="string">
            <text:p>/QCD_HT200to300_TuneCUETP8M1_13TeV-madgraphMLM-pythia8/RunIISummer16MiniAODv2-PUMoriond17_80X_mcRun2_asymptotic_2016_TrancheIV_v6-v1/MINIAODSIM</text:p>
          </table:table-cell>
          <table:table-cell table:style-name="ce3" office:value-type="float" office:value="18722416" calcext:value-type="float">
            <text:p>18722416</text:p>
          </table:table-cell>
          <table:table-cell table:style-name="ce6" office:value-type="float" office:value="1720000" calcext:value-type="float">
            <text:p>1720000</text:p>
          </table:table-cell>
          <table:table-cell table:formula="of:=1/([.C3]+[.C4])" office:value-type="float" office:value="0.0000000173670228336232" calcext:value-type="float">
            <text:p>1.73670228336232E-08</text:p>
          </table:table-cell>
          <table:table-cell table:formula="of:=1000*[.D3]/([.C3]+[.C4])" office:value-type="float" office:value="29.871279273832" calcext:value-type="float">
            <text:p>29.871279273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C_QCD_200_300_ext1</text:p>
          </table:table-cell>
          <table:table-cell office:value-type="string" calcext:value-type="string">
            <text:p>/QCD_HT200to300_TuneCUETP8M1_13TeV-madgraphMLM-pythia8/RunIISummer16MiniAODv2-PUMoriond17_80X_mcRun2_asymptotic_2016_TrancheIV_v6_ext1-v1/MINIAODSIM</text:p>
          </table:table-cell>
          <table:table-cell table:style-name="ce3" office:value-type="float" office:value="38857977" calcext:value-type="float">
            <text:p>38857977</text:p>
          </table:table-cell>
          <table:table-cell table:style-name="ce6" office:value-type="float" office:value="1720000" calcext:value-type="float">
            <text:p>1720000</text:p>
          </table:table-cell>
          <table:table-cell table:formula="of:=[.E3]" office:value-type="float" office:value="0.0000000173670228336232" calcext:value-type="float">
            <text:p>1.73670228336232E-08</text:p>
          </table:table-cell>
          <table:table-cell table:formula="of:=[.F3]" office:value-type="float" office:value="29.871279273832" calcext:value-type="float">
            <text:p>29.871279273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C_QCD_300_500</text:p>
          </table:table-cell>
          <table:table-cell office:value-type="string" calcext:value-type="string">
            <text:p>/QCD_HT300to500_TuneCUETP8M1_13TeV-madgraphMLM-pythia8/RunIISummer16MiniAODv2-PUMoriond17_80X_mcRun2_asymptotic_2016_TrancheIV_v6-v1/MINIAODSIM</text:p>
          </table:table-cell>
          <table:table-cell table:style-name="ce3" office:value-type="float" office:value="17035891" calcext:value-type="float">
            <text:p>17035891</text:p>
          </table:table-cell>
          <table:table-cell table:style-name="ce6" office:value-type="float" office:value="339500" calcext:value-type="float">
            <text:p>339500</text:p>
          </table:table-cell>
          <table:table-cell table:formula="of:=1/([.C5]+[.C6])" office:value-type="float" office:value="0.0000000183358718431107" calcext:value-type="float">
            <text:p>1.83358718431107E-08</text:p>
          </table:table-cell>
          <table:table-cell table:formula="of:=1000*[.D5]/([.C5]+[.C6])" office:value-type="float" office:value="6.22502849073607" calcext:value-type="float">
            <text:p>6.225028490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C_QCD_300_500_ext1</text:p>
          </table:table-cell>
          <table:table-cell office:value-type="string" calcext:value-type="string">
            <text:p>/QCD_HT300to500_TuneCUETP8M1_13TeV-madgraphMLM-pythia8/RunIISummer16MiniAODv2-PUMoriond17_80X_mcRun2_asymptotic_2016_TrancheIV_v6_ext1-v1/MINIAODSIM</text:p>
          </table:table-cell>
          <table:table-cell table:style-name="ce3" office:value-type="float" office:value="37502012" calcext:value-type="float">
            <text:p>37502012</text:p>
          </table:table-cell>
          <table:table-cell table:style-name="ce6" office:value-type="float" office:value="339500" calcext:value-type="float">
            <text:p>339500</text:p>
          </table:table-cell>
          <table:table-cell table:formula="of:=1/([.C5]+[.C6])" office:value-type="float" office:value="0.0000000183358718431107" calcext:value-type="float">
            <text:p>1.83358718431107E-08</text:p>
          </table:table-cell>
          <table:table-cell table:formula="of:=1000*[.D6]/([.C5]+[.C6])" office:value-type="float" office:value="6.22502849073607" calcext:value-type="float">
            <text:p>6.225028490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C_QCD_500_700</text:p>
          </table:table-cell>
          <table:table-cell table:style-name="ce1" office:value-type="string" calcext:value-type="string">
            <text:p>/QCD_HT500to700_TuneCUETP8M1_13TeV-madgraphMLM-pythia8/RunIISummer16MiniAODv2-PUMoriond17_80X_mcRun2_asymptotic_2016_TrancheIV_v6-v1/MINIAODSIM</text:p>
          </table:table-cell>
          <table:table-cell office:value-type="float" office:value="18929951" calcext:value-type="float">
            <text:p>18929951</text:p>
          </table:table-cell>
          <table:table-cell table:style-name="ce6" office:value-type="float" office:value="32140" calcext:value-type="float">
            <text:p>32140</text:p>
          </table:table-cell>
          <table:table-cell table:formula="of:=1/([.C7]+[.C8])" office:value-type="float" office:value="0.0000000160587511337278" calcext:value-type="float">
            <text:p>1.60587511337278E-08</text:p>
          </table:table-cell>
          <table:table-cell table:formula="of:=1000*[.D7]/([.C7]+[.C8])" office:value-type="float" office:value="0.51612826143801" calcext:value-type="float">
            <text:p>0.51612826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MC_QCD_500_700_ext1</text:p>
          </table:table-cell>
          <table:table-cell table:style-name="ce1" office:value-type="string" calcext:value-type="string">
            <text:p>/QCD_HT500to700_TuneCUETP8M1_13TeV-madgraphMLM-pythia8/RunIISummer16MiniAODv2-PUMoriond17_80X_mcRun2_asymptotic_2016_TrancheIV_v6_ext1-v2/MINIAODSIM</text:p>
          </table:table-cell>
          <table:table-cell office:value-type="float" office:value="43341392" calcext:value-type="float">
            <text:p>43341392</text:p>
          </table:table-cell>
          <table:table-cell office:value-type="float" office:value="32140" calcext:value-type="float">
            <text:p>32140</text:p>
          </table:table-cell>
          <table:table-cell table:formula="of:=1/([.C7]+[.C8])" office:value-type="float" office:value="0.0000000160587511337278" calcext:value-type="float">
            <text:p>1.60587511337278E-08</text:p>
          </table:table-cell>
          <table:table-cell table:formula="of:=1000*[.D8]/([.C7]+[.C8])" office:value-type="float" office:value="0.51612826143801" calcext:value-type="float">
            <text:p>0.51612826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C_QCD_700_1000</text:p>
          </table:table-cell>
          <table:table-cell office:value-type="string" calcext:value-type="string">
            <text:p>/QCD_HT700to1000_TuneCUETP8M1_13TeV-madgraphMLM-pythia8/RunIISummer16MiniAODv2-PUMoriond17_80X_mcRun2_asymptotic_2016_TrancheIV_v6-v1/MINIAODSIM</text:p>
          </table:table-cell>
          <table:table-cell office:value-type="float" office:value="15629253" calcext:value-type="float">
            <text:p>15629253</text:p>
          </table:table-cell>
          <table:table-cell office:value-type="float" office:value="6960" calcext:value-type="float">
            <text:p>6960</text:p>
          </table:table-cell>
          <table:table-cell table:formula="of:=[.E10]" office:value-type="float" office:value="0.0000000220202330709549" calcext:value-type="float">
            <text:p>0.000000022</text:p>
          </table:table-cell>
          <table:table-cell table:formula="of:=[.F10]" office:value-type="float" office:value="0.153260822173846" calcext:value-type="float">
            <text:p>0.153260822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C_QCD_700_1000_ext1</text:p>
          </table:table-cell>
          <table:table-cell office:value-type="string" calcext:value-type="string">
            <text:p>/QCD_HT700to1000_TuneCUETP8M1_13TeV-madgraphMLM-pythia8/RunIISummer16MiniAODv2-PUMoriond17_80X_mcRun2_asymptotic_2016_TrancheIV_v6_ext1-v1/MINIAODSIM</text:p>
          </table:table-cell>
          <table:table-cell office:value-type="float" office:value="29783527" calcext:value-type="float">
            <text:p>29783527</text:p>
          </table:table-cell>
          <table:table-cell office:value-type="float" office:value="6960" calcext:value-type="float">
            <text:p>6960</text:p>
          </table:table-cell>
          <table:table-cell table:formula="of:=1/([.C9]+[.C10])" office:value-type="float" office:value="0.0000000220202330709549" calcext:value-type="float">
            <text:p>0.000000022</text:p>
          </table:table-cell>
          <table:table-cell table:formula="of:=1000*[.D10]/([.C9]+[.C10])" office:value-type="float" office:value="0.153260822173846" calcext:value-type="float">
            <text:p>0.153260822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C_QCD_1000_1500</text:p>
          </table:table-cell>
          <table:table-cell office:value-type="string" calcext:value-type="string">
            <text:p>/QCD_HT1000to1500_TuneCUETP8M1_13TeV-madgraphMLM-pythia8/RunIISummer16MiniAODv2-PUMoriond17_80X_mcRun2_asymptotic_2016_TrancheIV_v6-v1/MINIAODSIM</text:p>
          </table:table-cell>
          <table:table-cell table:style-name="ce1" office:value-type="float" office:value="4767100" calcext:value-type="float">
            <text:p>4767100</text:p>
          </table:table-cell>
          <table:table-cell office:value-type="float" office:value="1210" calcext:value-type="float">
            <text:p>1210</text:p>
          </table:table-cell>
          <table:table-cell table:formula="of:=[.E12]" office:value-type="float" office:value="0.0000000661056806396227" calcext:value-type="float">
            <text:p>6.61056806396227E-08</text:p>
          </table:table-cell>
          <table:table-cell table:formula="of:=[.F12]" office:value-type="float" office:value="0.0799878735739435" calcext:value-type="float">
            <text:p>0.079987873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C_QCD_1000_1500_ext1</text:p>
          </table:table-cell>
          <table:table-cell office:value-type="string" calcext:value-type="string">
            <text:p>/QCD_HT1000to1500_TuneCUETP8M1_13TeV-madgraphMLM-pythia8/RunIISummer16MiniAODv2-PUMoriond17_80X_mcRun2_asymptotic_2016_TrancheIV_v6_ext1-v1/MINIAODSIM</text:p>
          </table:table-cell>
          <table:table-cell office:value-type="float" office:value="10360193" calcext:value-type="float">
            <text:p>10360193</text:p>
          </table:table-cell>
          <table:table-cell office:value-type="float" office:value="1210" calcext:value-type="float">
            <text:p>1210</text:p>
          </table:table-cell>
          <table:table-cell table:formula="of:=1/([.C11]+[.C12])" office:value-type="float" office:value="0.0000000661056806396227" calcext:value-type="float">
            <text:p>6.61056806396227E-08</text:p>
          </table:table-cell>
          <table:table-cell table:formula="of:=1000*[.D12]/([.C11]+[.C12])" office:value-type="float" office:value="0.0799878735739435" calcext:value-type="float">
            <text:p>0.079987873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C_QCD_1500_2000</text:p>
          </table:table-cell>
          <table:table-cell office:value-type="string" calcext:value-type="string">
            <text:p>/QCD_HT1500to2000_TuneCUETP8M1_13TeV-madgraphMLM-pythia8/RunIISummer16MiniAODv2-PUMoriond17_80X_mcRun2_asymptotic_2016_TrancheIV_v6-v1/MINIAODSIM</text:p>
          </table:table-cell>
          <table:table-cell office:value-type="float" office:value="3970819" calcext:value-type="float">
            <text:p>3970819</text:p>
          </table:table-cell>
          <table:table-cell office:value-type="float" office:value="191.1" calcext:value-type="float">
            <text:p>191.1</text:p>
          </table:table-cell>
          <table:table-cell table:formula="of:=[.E14]" office:value-type="float" office:value="0.000000084554426077532" calcext:value-type="float">
            <text:p>8.4554426077532E-08</text:p>
          </table:table-cell>
          <table:table-cell table:formula="of:=[.F14]" office:value-type="float" office:value="0.0161583508234164" calcext:value-type="float">
            <text:p>0.016158350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C_QCD_1500_2000_ext1</text:p>
          </table:table-cell>
          <table:table-cell office:value-type="string" calcext:value-type="string">
            <text:p>/QCD_HT1500to2000_TuneCUETP8M1_13TeV-madgraphMLM-pythia8/RunIISummer16MiniAODv2-PUMoriond17_80X_mcRun2_asymptotic_2016_TrancheIV_v6_ext1-v1/MINIAODSIM</text:p>
          </table:table-cell>
          <table:table-cell office:value-type="float" office:value="7855883" calcext:value-type="float">
            <text:p>7855883</text:p>
          </table:table-cell>
          <table:table-cell office:value-type="float" office:value="191.1" calcext:value-type="float">
            <text:p>191.1</text:p>
          </table:table-cell>
          <table:table-cell table:formula="of:=1/([.C13]+[.C14])" office:value-type="float" office:value="0.000000084554426077532" calcext:value-type="float">
            <text:p>8.4554426077532E-08</text:p>
          </table:table-cell>
          <table:table-cell table:formula="of:=1000*[.D14]/([.C13]+[.C14])" office:value-type="float" office:value="0.0161583508234164" calcext:value-type="float">
            <text:p>0.016158350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C_QCD_2000_inf</text:p>
          </table:table-cell>
          <table:table-cell office:value-type="string" calcext:value-type="string">
            <text:p>/QCD_HT2000toInf_TuneCUETP8M1_13TeV-madgraphMLM-pythia8/RunIISummer16MiniAODv2-PUMoriond17_80X_mcRun2_asymptotic_2016_TrancheIV_v6-v1/MINIAODSIM</text:p>
          </table:table-cell>
          <table:table-cell office:value-type="float" office:value="1991645" calcext:value-type="float">
            <text:p>1991645</text:p>
          </table:table-cell>
          <table:table-cell office:value-type="float" office:value="25.37" calcext:value-type="float">
            <text:p>25.37</text:p>
          </table:table-cell>
          <table:table-cell table:formula="of:=[.E16]" office:value-type="float" office:value="0.000000165590192424083" calcext:value-type="float">
            <text:p>1.65590192424083E-07</text:p>
          </table:table-cell>
          <table:table-cell table:formula="of:=[.F16]" office:value-type="float" office:value="0.00420102318179899" calcext:value-type="float">
            <text:p>0.00420102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C_QCD_2000_inf_ext1</text:p>
          </table:table-cell>
          <table:table-cell office:value-type="string" calcext:value-type="string">
            <text:p>/QCD_HT2000toInf_TuneCUETP8M1_13TeV-madgraphMLM-pythia8/RunIISummer16MiniAODv2-PUMoriond17_80X_mcRun2_asymptotic_2016_TrancheIV_v6_ext1-v1/MINIAODSIM</text:p>
          </table:table-cell>
          <table:table-cell office:value-type="float" office:value="4047360" calcext:value-type="float">
            <text:p>4047360</text:p>
          </table:table-cell>
          <table:table-cell office:value-type="float" office:value="25.37" calcext:value-type="float">
            <text:p>25.37</text:p>
          </table:table-cell>
          <table:table-cell table:formula="of:=1/([.C15]+[.C16])" office:value-type="float" office:value="0.000000165590192424083" calcext:value-type="float">
            <text:p>1.65590192424083E-07</text:p>
          </table:table-cell>
          <table:table-cell table:formula="of:=1000*[.D16]/([.C15]+[.C16])" office:value-type="float" office:value="0.00420102318179899" calcext:value-type="float">
            <text:p>0.00420102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MadGraph</text:p>
          </table:table-cell>
        </table:table-row>
        <table:table-row table:style-name="ro1">
          <table:table-cell office:value-type="string" calcext:value-type="string">
            <text:p>MC_QCD_Pt_15_30</text:p>
          </table:table-cell>
          <table:table-cell office:value-type="string" calcext:value-type="string">
            <text:p>/QCD_Pt_15to30_TuneCUETP8M1_13TeV_pythia8/RunIISummer16MiniAODv2-PUMoriond17_80X_mcRun2_asymptotic_2016_TrancheIV_v6-v1/MINIAODSIM</text:p>
          </table:table-cell>
          <table:table-cell table:style-name="ce3" office:value-type="float" office:value="39898460" calcext:value-type="float">
            <text:p>39898460</text:p>
          </table:table-cell>
          <table:table-cell office:value-type="float" office:value="1833000000" calcext:value-type="float">
            <text:p>1833000000</text:p>
          </table:table-cell>
          <table:table-cell table:formula="of:=1/[.C17]" office:value-type="float" office:value="0.0000000250636240095482" calcext:value-type="float">
            <text:p>2.50636240095482E-08</text:p>
          </table:table-cell>
          <table:table-cell table:formula="of:=[.D17]/[.C17]*1000" office:value-type="float" office:value="45941.6228095019" calcext:value-type="float">
            <text:p>45941.622809501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30_50</text:p>
          </table:table-cell>
          <table:table-cell office:value-type="string" calcext:value-type="string">
            <text:p>/QCD_Pt_30to50_TuneCUETP8M1_13TeV_pythia8/RunIISummer16MiniAODv2-PUMoriond17_80X_mcRun2_asymptotic_2016_TrancheIV_v6-v1/MINIAODSIM</text:p>
          </table:table-cell>
          <table:table-cell table:style-name="ce3" office:value-type="float" office:value="9980050" calcext:value-type="float">
            <text:p>9980050</text:p>
          </table:table-cell>
          <table:table-cell office:value-type="float" office:value="139000000" calcext:value-type="float">
            <text:p>139000000</text:p>
          </table:table-cell>
          <table:table-cell table:formula="of:=1/[.C18]" office:value-type="float" office:value="0.000000100199898798102" calcext:value-type="float">
            <text:p>1.00199898798102E-07</text:p>
          </table:table-cell>
          <table:table-cell table:formula="of:=[.D18]/[.C18]*1000" office:value-type="float" office:value="13927.7859329362" calcext:value-type="float">
            <text:p>13927.785932936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50_80</text:p>
          </table:table-cell>
          <table:table-cell office:value-type="string" calcext:value-type="string">
            <text:p>/QCD_Pt_50to80_TuneCUETP8M1_13TeV_pythia8/RunIISummer16MiniAODv2-PUMoriond17_80X_mcRun2_asymptotic_2016_TrancheIV_v6-v1/MINIAODSIM</text:p>
          </table:table-cell>
          <table:table-cell table:style-name="ce3" office:value-type="float" office:value="9954370" calcext:value-type="float">
            <text:p>9954370</text:p>
          </table:table-cell>
          <table:table-cell office:value-type="float" office:value="19100000" calcext:value-type="float">
            <text:p>19100000</text:p>
          </table:table-cell>
          <table:table-cell table:formula="of:=1/[.C19]" office:value-type="float" office:value="0.000000100458391641058" calcext:value-type="float">
            <text:p>1.00458391641058E-07</text:p>
          </table:table-cell>
          <table:table-cell table:formula="of:=[.D19]/[.C19]*1000" office:value-type="float" office:value="1918.75528034421" calcext:value-type="float">
            <text:p>1918.755280344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80_120</text:p>
          </table:table-cell>
          <table:table-cell office:value-type="string" calcext:value-type="string">
            <text:p>/QCD_Pt_80to120_TuneCUETP8M1_13TeV_pythia8/RunIISummer16MiniAODv2-PUMoriond17_80X_mcRun2_asymptotic_2016_TrancheIV_v6-v1/MINIAODSIM</text:p>
          </table:table-cell>
          <table:table-cell table:style-name="ce3" office:value-type="float" office:value="6986740" calcext:value-type="float">
            <text:p>6986740</text:p>
          </table:table-cell>
          <table:table-cell office:value-type="float" office:value="2724000" calcext:value-type="float">
            <text:p>2724000</text:p>
          </table:table-cell>
          <table:table-cell table:formula="of:=1/([.C20]+[.C21])" office:value-type="float" office:value="0.0000000685139395035617" calcext:value-type="float">
            <text:p>6.85139395035617E-08</text:p>
          </table:table-cell>
          <table:table-cell table:formula="of:=[.D20]/([.C20]+[.C21])*1000" office:value-type="float" office:value="186.631971207702" calcext:value-type="float">
            <text:p>186.631971207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80_120_ext1</text:p>
          </table:table-cell>
          <table:table-cell office:value-type="string" calcext:value-type="string">
            <text:p>/QCD_Pt_80to120_TuneCUETP8M1_13TeV_pythia8/RunIISummer16MiniAODv2-PUMoriond17_80X_mcRun2_asymptotic_2016_TrancheIV_v6_ext2-v1/MINIAODSIM</text:p>
          </table:table-cell>
          <table:table-cell table:style-name="ce3" office:value-type="float" office:value="7608830" calcext:value-type="float">
            <text:p>7608830</text:p>
          </table:table-cell>
          <table:table-cell office:value-type="float" office:value="2724000" calcext:value-type="float">
            <text:p>2724000</text:p>
          </table:table-cell>
          <table:table-cell table:style-name="ce7" table:formula="of:=1/([.C20]+[.C21])" office:value-type="float" office:value="0.0000000685139395035617" calcext:value-type="float">
            <text:p>6.85E-08</text:p>
          </table:table-cell>
          <table:table-cell table:formula="of:=[.D21]/([.C20]+[.C21])*1000" office:value-type="float" office:value="186.631971207702" calcext:value-type="float">
            <text:p>186.631971207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120_170</text:p>
          </table:table-cell>
          <table:table-cell office:value-type="string" calcext:value-type="string">
            <text:p>/QCD_Pt_120to170_TuneCUETP8M1_13TeV_pythia8/RunIISummer16MiniAODv2-PUMoriond17_80X_mcRun2_asymptotic_2016_TrancheIV_v6-v1/MINIAODSIM</text:p>
          </table:table-cell>
          <table:table-cell table:style-name="ce3" office:value-type="float" office:value="6863827" calcext:value-type="float">
            <text:p>6863827</text:p>
          </table:table-cell>
          <table:table-cell office:value-type="float" office:value="465000" calcext:value-type="float">
            <text:p>465000</text:p>
          </table:table-cell>
          <table:table-cell table:formula="of:=1/([.C22]+[.C23])" office:value-type="float" office:value="0.0000000736789420941722" calcext:value-type="float">
            <text:p>7.36789420941722E-08</text:p>
          </table:table-cell>
          <table:table-cell table:formula="of:=[.D22]/([.C23]+[.C22])*1000" office:value-type="float" office:value="34.26070807379" calcext:value-type="float">
            <text:p>34.260708073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120_170_ext1</text:p>
          </table:table-cell>
          <table:table-cell office:value-type="string" calcext:value-type="string">
            <text:p>/QCD_Pt_120to170_TuneCUETP8M1_13TeV_pythia8/RunIISummer16MiniAODv2-PUMoriond17_80X_mcRun2_asymptotic_2016_TrancheIV_v6_ext1-v1/MINIAODSIM</text:p>
          </table:table-cell>
          <table:table-cell table:style-name="ce3" office:value-type="float" office:value="6708572" calcext:value-type="float">
            <text:p>6708572</text:p>
          </table:table-cell>
          <table:table-cell office:value-type="float" office:value="465000" calcext:value-type="float">
            <text:p>465000</text:p>
          </table:table-cell>
          <table:table-cell table:formula="of:=1/([.C22]+[.C23])" office:value-type="float" office:value="0.0000000736789420941722" calcext:value-type="float">
            <text:p>7.36789420941722E-08</text:p>
          </table:table-cell>
          <table:table-cell table:formula="of:=[.D23]/([.C22]+[.C23])*1000" office:value-type="float" office:value="34.26070807379" calcext:value-type="float">
            <text:p>34.260708073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170_300</text:p>
          </table:table-cell>
          <table:table-cell office:value-type="string" calcext:value-type="string">
            <text:p>/QCD_Pt_170to300_TuneCUETP8M1_13TeV_pythia8/RunIISummer16MiniAODv2-PUMoriond17_80X_mcRun2_asymptotic_2016_TrancheIV_v6-v1/MINIAODSIM</text:p>
          </table:table-cell>
          <table:table-cell table:style-name="ce3" office:value-type="float" office:value="6958708" calcext:value-type="float">
            <text:p>6958708</text:p>
          </table:table-cell>
          <table:table-cell office:value-type="float" office:value="118000" calcext:value-type="float">
            <text:p>118000</text:p>
          </table:table-cell>
          <table:table-cell table:formula="of:=1/([.C24]+[.C25])" office:value-type="float" office:value="0.0000000675822986821317" calcext:value-type="float">
            <text:p>6.75822986821317E-08</text:p>
          </table:table-cell>
          <table:table-cell table:formula="of:=[.D24]/([.C24]+[.C25])*1000" office:value-type="float" office:value="7.97471124449154" calcext:value-type="float">
            <text:p>7.974711244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170_300_ext1</text:p>
          </table:table-cell>
          <table:table-cell office:value-type="string" calcext:value-type="string">
            <text:p>/QCD_Pt_170to300_TuneCUETP8M1_13TeV_pythia8/RunIISummer16MiniAODv2-PUMoriond17_80X_mcRun2_asymptotic_2016_TrancheIV_v6_ext1-v1/MINIAODSIM</text:p>
          </table:table-cell>
          <table:table-cell table:style-name="ce3" office:value-type="float" office:value="7838066" calcext:value-type="float">
            <text:p>7838066</text:p>
          </table:table-cell>
          <table:table-cell office:value-type="float" office:value="118000" calcext:value-type="float">
            <text:p>118000</text:p>
          </table:table-cell>
          <table:table-cell table:formula="of:=1/([.C24]+[.C25])" office:value-type="float" office:value="0.0000000675822986821317" calcext:value-type="float">
            <text:p>6.75822986821317E-08</text:p>
          </table:table-cell>
          <table:table-cell table:formula="of:=[.D25]/([.C24]+[.C25])*1000" office:value-type="float" office:value="7.97471124449154" calcext:value-type="float">
            <text:p>7.974711244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300_470</text:p>
          </table:table-cell>
          <table:table-cell office:value-type="string" calcext:value-type="string">
            <text:p>/QCD_Pt_300to470_TuneCUETP8M1_13TeV_pythia8/RunIISummer16MiniAODv2-PUMoriond17_80X_mcRun2_asymptotic_2016_TrancheIV_v6-v1/MINIAODSIM</text:p>
          </table:table-cell>
          <table:table-cell table:style-name="ce3" office:value-type="float" office:value="4150588" calcext:value-type="float">
            <text:p>4150588</text:p>
          </table:table-cell>
          <table:table-cell office:value-type="float" office:value="7770" calcext:value-type="float">
            <text:p>7770</text:p>
          </table:table-cell>
          <table:table-cell table:formula="of:=1/([.C26]+[.C27])" office:value-type="float" office:value="0.0000000446356437040086" calcext:value-type="float">
            <text:p>4.46356437040086E-08</text:p>
          </table:table-cell>
          <table:table-cell table:formula="of:=1000*[.D26]/([.C26]+[.C27])" office:value-type="float" office:value="0.346818951580146" calcext:value-type="float">
            <text:p>0.346818951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300_470_ext1</text:p>
          </table:table-cell>
          <table:table-cell office:value-type="string" calcext:value-type="string">
            <text:p>/QCD_Pt_300to470_TuneCUETP8M1_13TeV_pythia8/RunIISummer16MiniAODv2-PUMoriond17_80X_mcRun2_asymptotic_2016_TrancheIV_v6_ext1-v1/MINIAODSIM</text:p>
          </table:table-cell>
          <table:table-cell table:style-name="ce3" office:value-type="float" office:value="18253032" calcext:value-type="float">
            <text:p>18253032</text:p>
          </table:table-cell>
          <table:table-cell office:value-type="float" office:value="7770" calcext:value-type="float">
            <text:p>7770</text:p>
          </table:table-cell>
          <table:table-cell table:formula="of:=1/([.C26]+[.C27])" office:value-type="float" office:value="0.0000000446356437040086" calcext:value-type="float">
            <text:p>4.46356437040086E-08</text:p>
          </table:table-cell>
          <table:table-cell table:style-name="ce6" table:formula="of:=1000*[.D26]/([.C26]+[.C27])" office:value-type="float" office:value="0.346818951580146" calcext:value-type="float">
            <text:p>0.346818951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470_600</text:p>
          </table:table-cell>
          <table:table-cell office:value-type="string" calcext:value-type="string">
            <text:p>/QCD_Pt_470to600_TuneCUETP8M1_13TeV_pythia8/RunIISummer16MiniAODv2-PUMoriond17_80X_mcRun2_asymptotic_2016_TrancheIV_v6-v1/MINIAODSIM</text:p>
          </table:table-cell>
          <table:table-cell table:style-name="ce3" office:value-type="float" office:value="3959986" calcext:value-type="float">
            <text:p>3959986</text:p>
          </table:table-cell>
          <table:table-cell office:value-type="float" office:value="638" calcext:value-type="float">
            <text:p>638</text:p>
          </table:table-cell>
          <table:table-cell table:formula="of:=[.E29]" office:value-type="float" office:value="0.0000000514984504116271" calcext:value-type="float">
            <text:p>5.14984504116271E-08</text:p>
          </table:table-cell>
          <table:table-cell table:style-name="ce6" table:formula="of:=[.F29]" office:value-type="float" office:value="0.0328560113626181" calcext:value-type="float">
            <text:p>0.03285601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470_600_ext1</text:p>
          </table:table-cell>
          <table:table-cell office:value-type="string" calcext:value-type="string">
            <text:p>/QCD_Pt_470to600_TuneCUETP8M1_13TeV_pythia8/RunIISummer16MiniAODv2-PUMoriond17_backup_80X_mcRun2_asymptotic_2016_TrancheIV_v6-v1/MINIAODSIM</text:p>
          </table:table-cell>
          <table:table-cell table:style-name="ce3" office:value-type="float" office:value="15458074" calcext:value-type="float">
            <text:p>15458074</text:p>
          </table:table-cell>
          <table:table-cell office:value-type="float" office:value="638" calcext:value-type="float">
            <text:p>638</text:p>
          </table:table-cell>
          <table:table-cell table:formula="of:=1/([.C28]+[.C29])" office:value-type="float" office:value="0.0000000514984504116271" calcext:value-type="float">
            <text:p>5.14984504116271E-08</text:p>
          </table:table-cell>
          <table:table-cell table:style-name="ce6" table:formula="of:=1000*[.D28]/([.C28]+[.C29])" office:value-type="float" office:value="0.0328560113626181" calcext:value-type="float">
            <text:p>0.03285601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600_800</text:p>
          </table:table-cell>
          <table:table-cell office:value-type="string" calcext:value-type="string">
            <text:p>/QCD_Pt_600to800_TuneCUETP8M1_13TeV_pythia8/RunIISummer16MiniAODv2-PUMoriond17_80X_mcRun2_asymptotic_2016_TrancheIV_v6-v1/MINIAODSIM</text:p>
          </table:table-cell>
          <table:table-cell table:style-name="ce3" office:value-type="float" office:value="3896412" calcext:value-type="float">
            <text:p>3896412</text:p>
          </table:table-cell>
          <table:table-cell office:value-type="float" office:value="186" calcext:value-type="float">
            <text:p>186</text:p>
          </table:table-cell>
          <table:table-cell table:formula="of:=[.E31]" office:value-type="float" office:value="0.0000000739682829919993" calcext:value-type="float">
            <text:p>0.000000074</text:p>
          </table:table-cell>
          <table:table-cell table:style-name="ce6" table:formula="of:=[.F31]" office:value-type="float" office:value="0.0137581006365119" calcext:value-type="float">
            <text:p>0.013758100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600_800_ext1</text:p>
          </table:table-cell>
          <table:table-cell office:value-type="string" calcext:value-type="string">
            <text:p>/QCD_Pt_600to800_TuneCUETP8M1_13TeV_pythia8/RunIISummer16MiniAODv2-PUMoriond17_80X_mcRun2_asymptotic_2016_TrancheIV_v6_ext1-v1/MINIAODSIM</text:p>
          </table:table-cell>
          <table:table-cell table:style-name="ce3" office:value-type="float" office:value="9622896" calcext:value-type="float">
            <text:p>9622896</text:p>
          </table:table-cell>
          <table:table-cell office:value-type="float" office:value="186" calcext:value-type="float">
            <text:p>186</text:p>
          </table:table-cell>
          <table:table-cell table:formula="of:=1/([.C30]+[.C31])" office:value-type="float" office:value="0.0000000739682829919993" calcext:value-type="float">
            <text:p>0.000000074</text:p>
          </table:table-cell>
          <table:table-cell table:style-name="ce6" table:formula="of:=1000*[.D30]/([.C30]+[.C31])" office:value-type="float" office:value="0.0137581006365119" calcext:value-type="float">
            <text:p>0.013758100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800_1000</text:p>
          </table:table-cell>
          <table:table-cell office:value-type="string" calcext:value-type="string">
            <text:p>/QCD_Pt_800to1000_TuneCUETP8M1_13TeV_pythia8/RunIISummer16MiniAODv2-PUMoriond17_80X_mcRun2_asymptotic_2016_TrancheIV_v6-v1/MINIAODSIM</text:p>
          </table:table-cell>
          <table:table-cell table:style-name="ce3" office:value-type="float" office:value="3992112" calcext:value-type="float">
            <text:p>3992112</text:p>
          </table:table-cell>
          <table:table-cell office:value-type="float" office:value="32.1" calcext:value-type="float">
            <text:p>32.1</text:p>
          </table:table-cell>
          <table:table-cell table:formula="of:=1/([.C32]+[.C33])" office:value-type="float" office:value="0.0000000507689155333183" calcext:value-type="float">
            <text:p>5.07689155333183E-08</text:p>
          </table:table-cell>
          <table:table-cell table:formula="of:=[.D32]/([.C32]+[.C33])*1000" office:value-type="float" office:value="0.00162968218861952" calcext:value-type="float">
            <text:p>0.001629682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800_1000_ext1</text:p>
          </table:table-cell>
          <table:table-cell office:value-type="string" calcext:value-type="string">
            <text:p>/QCD_Pt_800to1000_TuneCUETP8M1_13TeV_pythia8/RunIISummer16MiniAODv2-PUMoriond17_80X_mcRun2_asymptotic_2016_TrancheIV_v6-v1/MINIAODSIM</text:p>
          </table:table-cell>
          <table:table-cell table:style-name="ce3" office:value-type="float" office:value="15704980" calcext:value-type="float">
            <text:p>15704980</text:p>
          </table:table-cell>
          <table:table-cell office:value-type="float" office:value="32.1" calcext:value-type="float">
            <text:p>32.1</text:p>
          </table:table-cell>
          <table:table-cell table:formula="of:=1/([.C32]+[.C33])" office:value-type="float" office:value="0.0000000507689155333183" calcext:value-type="float">
            <text:p>5.07689155333183E-08</text:p>
          </table:table-cell>
          <table:table-cell table:formula="of:=[.D33]/([.C32]+[.C33])*1000" office:value-type="float" office:value="0.00162968218861952" calcext:value-type="float">
            <text:p>0.001629682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1000_1400</text:p>
          </table:table-cell>
          <table:table-cell office:value-type="string" calcext:value-type="string">
            <text:p>/QCD_Pt_1000to1400_TuneCUETP8M1_13TeV_pythia8/RunIISummer16MiniAODv2-PUMoriond17_80X_mcRun2_asymptotic_2016_TrancheIV_v6-v1/MINIAODSIM</text:p>
          </table:table-cell>
          <table:table-cell table:style-name="ce3" office:value-type="float" office:value="2999069" calcext:value-type="float">
            <text:p>2999069</text:p>
          </table:table-cell>
          <table:table-cell office:value-type="float" office:value="9.34" calcext:value-type="float">
            <text:p>9.34</text:p>
          </table:table-cell>
          <table:table-cell table:formula="of:=1/([.C34]+[.C35])" office:value-type="float" office:value="0.000000100183787157541" calcext:value-type="float">
            <text:p>1.00183787157541E-07</text:p>
          </table:table-cell>
          <table:table-cell table:formula="of:=[.D34]/([.C34]+[.C35])*1000" office:value-type="float" office:value="0.000935716572051428" calcext:value-type="float">
            <text:p>0.000935716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1000_1400_ext</text:p>
          </table:table-cell>
          <table:table-cell office:value-type="string" calcext:value-type="string">
            <text:p>/QCD_Pt_1000to1400_TuneCUETP8M1_13TeV_pythia8/RunIISummer16MiniAODv2-PUMoriond17_80X_mcRun2_asymptotic_2016_TrancheIV_v6_ext1-v1/MINIAODSIM</text:p>
          </table:table-cell>
          <table:table-cell table:style-name="ce3" office:value-type="float" office:value="6982586" calcext:value-type="float">
            <text:p>6982586</text:p>
          </table:table-cell>
          <table:table-cell office:value-type="float" office:value="9.34" calcext:value-type="float">
            <text:p>9.34</text:p>
          </table:table-cell>
          <table:table-cell table:formula="of:=1/([.C34]+[.C35])" office:value-type="float" office:value="0.000000100183787157541" calcext:value-type="float">
            <text:p>1.00183787157541E-07</text:p>
          </table:table-cell>
          <table:table-cell table:formula="of:=[.D35]/([.C34]+[.C35])*1000" office:value-type="float" office:value="0.000935716572051428" calcext:value-type="float">
            <text:p>0.000935716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1400_1800</text:p>
          </table:table-cell>
          <table:table-cell office:value-type="string" calcext:value-type="string">
            <text:p>/QCD_Pt_1400to1800_TuneCUETP8M1_13TeV_pythia8/RunIISummer16MiniAODv2-PUMoriond17_80X_mcRun2_asymptotic_2016_TrancheIV_v6-v1/MINIAODSIM</text:p>
          </table:table-cell>
          <table:table-cell table:style-name="ce3" office:value-type="float" office:value="396409" calcext:value-type="float">
            <text:p>396409</text:p>
          </table:table-cell>
          <table:table-cell office:value-type="float" office:value="0.839" calcext:value-type="float">
            <text:p>0.839</text:p>
          </table:table-cell>
          <table:table-cell table:formula="of:=1/([.C36]+[.C37])" office:value-type="float" office:value="0.000000348016497374042" calcext:value-type="float">
            <text:p>0.000000348</text:p>
          </table:table-cell>
          <table:table-cell table:formula="of:=[.D36]/([.C36]+[.C37])*1000" office:value-type="float" office:value="0.000291985841296821" calcext:value-type="float">
            <text:p>0.000291985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1400_1800_ext1</text:p>
          </table:table-cell>
          <table:table-cell office:value-type="string" calcext:value-type="string">
            <text:p>/QCD_Pt_1400to1800_TuneCUETP8M1_13TeV_pythia8/RunIISummer16MiniAODv2-PUMoriond17_80X_mcRun2_asymptotic_2016_TrancheIV_v6_ext1-v1/MINIAODSIM</text:p>
          </table:table-cell>
          <table:table-cell table:style-name="ce3" office:value-type="float" office:value="2477018" calcext:value-type="float">
            <text:p>2477018</text:p>
          </table:table-cell>
          <table:table-cell office:value-type="float" office:value="0.839" calcext:value-type="float">
            <text:p>0.839</text:p>
          </table:table-cell>
          <table:table-cell table:formula="of:=1/([.C36]+[.C37])" office:value-type="float" office:value="0.000000348016497374042" calcext:value-type="float">
            <text:p>0.000000348</text:p>
          </table:table-cell>
          <table:table-cell table:formula="of:=[.D37]/([.C36]+[.C37])*1000" office:value-type="float" office:value="0.000291985841296821" calcext:value-type="float">
            <text:p>0.000291985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1800_2400</text:p>
          </table:table-cell>
          <table:table-cell office:value-type="string" calcext:value-type="string">
            <text:p>/QCD_Pt_1800to2400_TuneCUETP8M1_13TeV_pythia8/RunIISummer16MiniAODv2-PUMoriond17_80X_mcRun2_asymptotic_2016_TrancheIV_v6-v1/MINIAODSIM</text:p>
          </table:table-cell>
          <table:table-cell table:style-name="ce3" office:value-type="float" office:value="397660" calcext:value-type="float">
            <text:p>397660</text:p>
          </table:table-cell>
          <table:table-cell office:value-type="float" office:value="0.113" calcext:value-type="float">
            <text:p>0.113</text:p>
          </table:table-cell>
          <table:table-cell table:formula="of:=1/([.C38]+[.C39])" office:value-type="float" office:value="0.0000005128931069218" calcext:value-type="float">
            <text:p>5.128931069218E-07</text:p>
          </table:table-cell>
          <table:table-cell table:formula="of:=[.D38]/([.C38]+[.C39])*1000" office:value-type="float" office:value="0.0000579569210821634" calcext:value-type="float">
            <text:p>5.79569210821634E-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1800_2400_ext1</text:p>
          </table:table-cell>
          <table:table-cell office:value-type="string" calcext:value-type="string">
            <text:p>/QCD_Pt_1800to2400_TuneCUETP8M1_13TeV_pythia8/RunIISummer16MiniAODv2-PUMoriond17_80X_mcRun2_asymptotic_2016_TrancheIV_v6_ext1-v1/MINIAODSIM</text:p>
          </table:table-cell>
          <table:table-cell table:style-name="ce3" office:value-type="float" office:value="1552064" calcext:value-type="float">
            <text:p>1552064</text:p>
          </table:table-cell>
          <table:table-cell office:value-type="float" office:value="0.113" calcext:value-type="float">
            <text:p>0.113</text:p>
          </table:table-cell>
          <table:table-cell table:formula="of:=1/([.C38]+[.C39])" office:value-type="float" office:value="0.0000005128931069218" calcext:value-type="float">
            <text:p>5.128931069218E-07</text:p>
          </table:table-cell>
          <table:table-cell table:formula="of:=[.D39]/([.C38]+[.C39])*1000" office:value-type="float" office:value="0.0000579569210821634" calcext:value-type="float">
            <text:p>5.79569210821634E-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2400_3200</text:p>
          </table:table-cell>
          <table:table-cell office:value-type="string" calcext:value-type="string">
            <text:p>/QCD_Pt_2400to3200_TuneCUETP8M1_13TeV_pythia8/RunIISummer16MiniAODv2-PUMoriond17_80X_mcRun2_asymptotic_2016_TrancheIV_v6-v1/MINIAODSIM</text:p>
          </table:table-cell>
          <table:table-cell table:style-name="ce3" office:value-type="float" office:value="399226" calcext:value-type="float">
            <text:p>399226</text:p>
          </table:table-cell>
          <table:table-cell office:value-type="float" office:value="0.00676" calcext:value-type="float">
            <text:p>0.00676</text:p>
          </table:table-cell>
          <table:table-cell table:formula="of:=1/([.C40]+[.C41])" office:value-type="float" office:value="0.00000100388503508578" calcext:value-type="float">
            <text:p>1.00388503508578E-06</text:p>
          </table:table-cell>
          <table:table-cell table:formula="of:=[.D40]/([.C40]+[.C41])*1000" office:value-type="float" office:value="0.00000678626283717989" calcext:value-type="float">
            <text:p>6.78626283717989E-0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2400_3200_ext1</text:p>
          </table:table-cell>
          <table:table-cell office:value-type="string" calcext:value-type="string">
            <text:p>/QCD_Pt_2400to3200_TuneCUETP8M1_13TeV_pythia8/RunIISummer16MiniAODv2-PUMoriond17_80X_mcRun2_asymptotic_2016_TrancheIV_v6_ext1-v1/MINIAODSIM</text:p>
          </table:table-cell>
          <table:table-cell table:style-name="ce3" office:value-type="float" office:value="596904" calcext:value-type="float">
            <text:p>596904</text:p>
          </table:table-cell>
          <table:table-cell office:value-type="float" office:value="0.00676" calcext:value-type="float">
            <text:p>0.00676</text:p>
          </table:table-cell>
          <table:table-cell table:formula="of:=1/([.C40]+[.C41])" office:value-type="float" office:value="0.00000100388503508578" calcext:value-type="float">
            <text:p>1.00388503508578E-06</text:p>
          </table:table-cell>
          <table:table-cell table:formula="of:=[.D41]/([.C40]+[.C41])*1000" office:value-type="float" office:value="0.00000678626283717989" calcext:value-type="float">
            <text:p>6.78626283717989E-0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QCD_Pt_3200_Inf</text:p>
          </table:table-cell>
          <table:table-cell office:value-type="string" calcext:value-type="string">
            <text:p>/QCD_Pt_3200toInf_TuneCUETP8M1_13TeV_pythia8/RunIISummer16MiniAODv2-PUMoriond17_80X_mcRun2_asymptotic_2016_TrancheIV_v6-v3/MINIAODSIM</text:p>
          </table:table-cell>
          <table:table-cell table:style-name="ce3" office:value-type="float" office:value="391735" calcext:value-type="float">
            <text:p>391735</text:p>
          </table:table-cell>
          <table:table-cell office:value-type="float" office:value="0.000163" calcext:value-type="float">
            <text:p>0.000163</text:p>
          </table:table-cell>
          <table:table-cell table:formula="of:=1/[.C42]" office:value-type="float" office:value="0.00000255274611663497" calcext:value-type="float">
            <text:p>2.55274611663497E-06</text:p>
          </table:table-cell>
          <table:table-cell table:formula="of:=[.D42]/[.C42]*1000" office:value-type="float" office:value="0.0000004160976170115" calcext:value-type="float">
            <text:p>4.160976170115E-0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ythia_8</text:p>
          </table:table-cell>
        </table:table-row>
        <table:table-row table:style-name="ro1">
          <table:table-cell office:value-type="string" calcext:value-type="string">
            <text:p>MC_Ttbar</text:p>
          </table:table-cell>
          <table:table-cell office:value-type="string" calcext:value-type="string">
            <text:p>/TT_TuneCUETP8M2T4_13TeV-powheg-pythia8/RunIISummer16MiniAODv2-PUMoriond17_80X_mcRun2_asymptotic_2016_TrancheIV_v6-v1/MINIAODSIM</text:p>
          </table:table-cell>
          <table:table-cell office:value-type="float" office:value="77081156" calcext:value-type="float">
            <text:p>77081156</text:p>
          </table:table-cell>
          <table:table-cell office:value-type="float" office:value="730" calcext:value-type="float">
            <text:p>730</text:p>
          </table:table-cell>
          <table:table-cell table:style-name="ce8" table:formula="of:=1/([.C43]+[.C44])" office:value-type="float" office:value="0.00000000645374080566203" calcext:value-type="float">
            <text:p>6.45E-09</text:p>
          </table:table-cell>
          <table:table-cell table:formula="of:=[.D43]/([.C43]+[.C44])*1000" office:value-type="float" office:value="0.00471123078813328" calcext:value-type="float">
            <text:p>0.004711230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powheg</text:p>
          </table:table-cell>
        </table:table-row>
        <table:table-row table:style-name="ro1">
          <table:table-cell office:value-type="string" calcext:value-type="string">
            <text:p>MC_Ttbar_ext1</text:p>
          </table:table-cell>
          <table:table-cell office:value-type="string" calcext:value-type="string">
            <text:p>/TT_TuneCUETP8M2T4_13TeV-powheg-pythia8/RunIISummer16MiniAODv2-PUMoriond17_backup_80X_mcRun2_asymptotic_2016_TrancheIV_v6-v1/MINIAODSIM</text:p>
          </table:table-cell>
          <table:table-cell office:value-type="float" office:value="77867738" calcext:value-type="float">
            <text:p>77867738</text:p>
          </table:table-cell>
          <table:table-cell office:value-type="float" office:value="730" calcext:value-type="float">
            <text:p>730</text:p>
          </table:table-cell>
          <table:table-cell table:style-name="ce7" table:formula="of:=1/([.C43]+[.C44])" office:value-type="float" office:value="0.00000000645374080566203" calcext:value-type="float">
            <text:p>6.45E-09</text:p>
          </table:table-cell>
          <table:table-cell table:style-name="ce6" table:formula="of:=[.D43]/([.C43]+[.C44])*1000" office:value-type="float" office:value="0.00471123078813328" calcext:value-type="float">
            <text:p>0.004711230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powheg</text:p>
          </table:table-cell>
        </table:table-row>
        <table:table-row table:style-name="ro1" table:number-rows-repeated="104853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121" number:language="en" number:country="US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.00.0000</text:date>, <text:time style:data-style-name="N2" text:time-value="13:18:36.0475832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7:13:21.997877853</meta:creation-date>
    <dc:date>2018-04-16T13:18:51.107287636</dc:date>
    <meta:editing-duration>P8DT6H57M35S</meta:editing-duration>
    <meta:editing-cycles>18</meta:editing-cycles>
    <meta:generator>LibreOffice/5.1.6.2$Linux_X86_64 LibreOffice_project/10m0$Build-2</meta:generator>
    <meta:document-statistic meta:table-count="1" meta:cell-count="440" meta:object-count="0"/>
  </office:meta>
</office:document-meta>
</file>